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/>
    </style:style>
    <style:style style:name="P2" style:parent-style-name="Normal" style:family="paragraph">
      <style:text-properties fo:font-size="20pt" style:font-size-asian="20pt" style:font-size-complex="20pt"/>
    </style:style>
    <style:style style:name="P3" style:parent-style-name="Normal" style:family="paragraph">
      <style:text-properties fo:font-size="20pt" style:font-size-asian="20pt" style:font-size-complex="20pt"/>
    </style:style>
    <style:style style:name="T4" style:parent-style-name="Hyperlink" style:family="text">
      <style:text-properties fo:font-size="20pt" style:font-size-asian="20pt" style:font-size-complex="20pt"/>
    </style:style>
    <style:style style:name="P5" style:parent-style-name="Normal" style:family="paragraph">
      <style:text-properties fo:font-size="20pt" style:font-size-asian="20pt" style:font-size-complex="20pt"/>
    </style:style>
    <style:style style:name="P6" style:parent-style-name="Normal" style:family="paragraph">
      <style:text-properties fo:font-size="20pt" style:font-size-asian="20pt" style:font-size-complex="20pt"/>
    </style:style>
    <style:style style:name="P7" style:parent-style-name="Normal" style:family="paragraph">
      <style:text-properties fo:font-size="20pt" style:font-size-asian="20pt" style:font-size-complex="20pt"/>
    </style:style>
    <style:style style:name="T8" style:parent-style-name="DefaultParagraphFont" style:family="text">
      <style:text-properties fo:font-size="20pt" style:font-size-asian="20pt" style:font-size-complex="20pt"/>
    </style:style>
    <style:style style:name="T9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size="20pt" style:font-size-asian="20pt" style:font-size-complex="20pt"/>
    </style:style>
    <style:style style:name="T11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size="20pt" style:font-size-asian="20pt" style:font-size-complex="20pt"/>
    </style:style>
    <style:style style:name="T13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font-size="20pt" style:font-size-asian="20pt" style:font-size-complex="20pt"/>
    </style:style>
    <style:style style:name="T15" style:parent-style-name="DefaultParagraphFont" style:family="text">
      <style:text-properties fo:font-style="italic" style:font-style-asian="italic" style:font-style-complex="italic" fo:font-size="20pt" style:font-size-asian="20pt" style:font-size-complex="20pt"/>
    </style:style>
    <style:style style:name="T16" style:parent-style-name="DefaultParagraphFont" style:family="text">
      <style:text-properties fo:font-size="20pt" style:font-size-asian="20pt" style:font-size-complex="20pt"/>
    </style:style>
    <style:style style:name="P17" style:parent-style-name="Normal" style:family="paragraph">
      <style:text-properties fo:font-size="20pt" style:font-size-asian="20pt" style:font-size-complex="20pt"/>
    </style:style>
    <style:style style:name="P18" style:parent-style-name="Normal" style:family="paragraph">
      <style:text-properties fo:font-size="20pt" style:font-size-asian="20pt" style:font-size-complex="20pt"/>
    </style:style>
    <style:style style:name="P19" style:parent-style-name="Normal" style:family="paragraph">
      <style:text-properties fo:font-size="20pt" style:font-size-asian="20pt" style:font-size-complex="20pt"/>
    </style:style>
    <style:style style:name="P20" style:parent-style-name="Normal" style:family="paragraph">
      <style:text-properties fo:font-size="20pt" style:font-size-asian="20pt" style:font-size-complex="20pt"/>
    </style:style>
    <style:style style:name="T21" style:parent-style-name="DefaultParagraphFont" style:family="text">
      <style:text-properties fo:font-size="20pt" style:font-size-asian="20pt" style:font-size-complex="20pt"/>
    </style:style>
    <style:style style:name="T22" style:parent-style-name="DefaultParagraphFont" style:family="text">
      <style:text-properties fo:font-size="20pt" style:font-size-asian="20pt" style:font-size-complex="20pt"/>
    </style:style>
  </office:automatic-styles>
  <office:body>
    <office:text text:use-soft-page-breaks="true">
      <text:p text:style-name="P1">5 july 2025 Saturday</text:p>
      <text:p text:style-name="P2"/>
      <text:p text:style-name="P3">Natasha Hausdorff pro Israel barrister.<text:s/></text:p>
      <text:p text:style-name="Normal"><text:a xlink:href="https://www.youtube.com/watch?v=hIh0L1gs2xY&amp;t=696s" office:target-frame-name="_top" xlink:show="replace"><text:span text:style-name="T4">Natasha Hausdorff: The great lie of the Gaza ‘genocide’ | The Brendan O’Neill Show</text:span></text:a></text:p>
      <text:p text:style-name="P5"/>
      <text:p text:style-name="P6">On the above youtube video she defends Israel. So what is the Truth?? Surely two issues? Evidence and logic?<text:s/></text:p>
      <text:p text:style-name="P7"/>
      <text:p text:style-name="Normal"><text:span text:style-name="T8">Joh 18:38 <text:s/>Pilate saith unto him,<text:s/></text:span><text:span text:style-name="T9">What</text:span><text:span text:style-name="T10"><text:s/></text:span><text:span text:style-name="T11">is</text:span><text:span text:style-name="T12"><text:s/></text:span><text:span text:style-name="T13">truth</text:span><text:span text:style-name="T14">? And when he had said this, he went out again unto the Jews, and saith unto them, I find in him no fault<text:s/></text:span><text:span text:style-name="T15">at all</text:span><text:span text:style-name="T16">.</text:span></text:p>
      <text:p text:style-name="P17"/>
      <text:p text:style-name="P18">How is one to determine the right and wrong of anything?</text:p>
      <text:p text:style-name="P19">Just because Natasha says so? Just <text:s/>because Netayahoo says so? Or the UN or the British prime minister? As the Dom said in Canticle for Leverwitz….Shayol doesn’t lie.<text:s/></text:p>
      <text:soft-page-break/>
      <text:p text:style-name="P20">This may call for some objective measure of Truth?<text:s/>The speed of light in a vacuum is provable. Israel’s right to defend itself ……is another question. The right of Hamas to launch a attack…..is again another question.<text:s/></text:p>
      <text:p text:style-name="Normal"><text:span text:style-name="T21">But before we even hit the issue of the logic of a argument ….we surely need to establish the “facts”…..</text:span><text:span text:style-name="T2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chael falconer</meta:initial-creator>
    <dc:creator>michael falconer</dc:creator>
    <meta:creation-date>2025-07-05T11:02:00Z</meta:creation-date>
    <dc:date>2025-07-05T11:23:00Z</dc:date>
    <meta:template xlink:href="Normal.dotm" xlink:type="simple"/>
    <meta:editing-cycles>1</meta:editing-cycles>
    <meta:editing-duration>PT1260S</meta:editing-duration>
    <meta:document-statistic meta:page-count="2" meta:paragraph-count="2" meta:word-count="154" meta:character-count="1033" meta:row-count="7" meta:non-whitespace-character-count="881"/>
  </office:meta>
</office:document-meta>
</file>